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00c8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2239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291d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100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paragraph-rsid="002673fd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2de6f" officeooo:paragraph-rsid="0022de6f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673fd" style:font-name-asian="BAAAAA+TimesNewRomanPS-ItalicMT" style:font-size-asian="11pt" style:font-name-complex="BAAAAA+TimesNewRomanPS-ItalicM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19740b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tavyros" fo:font-size="30pt" fo:font-style="normal" fo:font-weight="normal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323d4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23d47" officeooo:paragraph-rsid="00323d4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5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officeooo:rsid="000a410c"/>
    </style:style>
    <style:style style:name="T3" style:family="text">
      <style:text-properties officeooo:rsid="000bd8a6"/>
    </style:style>
    <style:style style:name="T4" style:family="text">
      <style:text-properties officeooo:rsid="000c496d"/>
    </style:style>
    <style:style style:name="T5" style:family="text">
      <style:text-properties officeooo:rsid="000cfcde"/>
    </style:style>
    <style:style style:name="T6" style:family="text">
      <style:text-properties style:font-name="Alfios" fo:font-style="normal" style:font-style-asian="normal" style:font-style-complex="normal"/>
    </style:style>
    <style:style style:name="T7" style:family="text">
      <style:text-properties officeooo:rsid="000e84c7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9" style:family="text">
      <style:text-properties style:font-name="Candara" fo:font-style="italic" style:font-style-asian="italic" style:font-style-complex="italic"/>
    </style:style>
    <style:style style:name="T10" style:family="text">
      <style:text-properties officeooo:rsid="00100c89"/>
    </style:style>
    <style:style style:name="T11" style:family="text">
      <style:text-properties officeooo:rsid="00122399"/>
    </style:style>
    <style:style style:name="T12" style:family="text">
      <style:text-properties officeooo:rsid="0013e67a"/>
    </style:style>
    <style:style style:name="T13" style:family="text">
      <style:text-properties officeooo:rsid="001701ee"/>
    </style:style>
    <style:style style:name="T14" style:family="text">
      <style:text-properties officeooo:rsid="00183fb3"/>
    </style:style>
    <style:style style:name="T15" style:family="text">
      <style:text-properties officeooo:rsid="0019740b"/>
    </style:style>
    <style:style style:name="T16" style:family="text">
      <style:text-properties officeooo:rsid="001a4705"/>
    </style:style>
    <style:style style:name="T17" style:family="text">
      <style:text-properties officeooo:rsid="001bf3e7"/>
    </style:style>
    <style:style style:name="T18" style:family="text">
      <style:text-properties officeooo:rsid="001da1f9"/>
    </style:style>
    <style:style style:name="T19" style:family="text">
      <style:text-properties officeooo:rsid="0020323c"/>
    </style:style>
    <style:style style:name="T20" style:family="text">
      <style:text-properties officeooo:rsid="001684cd"/>
    </style:style>
    <style:style style:name="T21" style:family="text">
      <style:text-properties officeooo:rsid="002673fd"/>
    </style:style>
    <style:style style:name="T22" style:family="text">
      <style:text-properties officeooo:rsid="0026fe74"/>
    </style:style>
    <style:style style:name="T23" style:family="text">
      <style:text-properties officeooo:rsid="00286734"/>
    </style:style>
    <style:style style:name="T24" style:family="text">
      <style:text-properties officeooo:rsid="00291dd5"/>
    </style:style>
    <style:style style:name="T25" style:family="text">
      <style:text-properties officeooo:rsid="002d1431"/>
    </style:style>
    <style:style style:name="T26" style:family="text">
      <style:text-properties officeooo:rsid="003100d5"/>
    </style:style>
    <style:style style:name="T27" style:family="text">
      <style:text-properties officeooo:rsid="00323d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lexei Znamensky</text:p>
      <text:p text:style-name="P7">Curriculum Vitæ / Resumé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8">Address</text:p>
          </table:table-cell>
          <table:table-cell table:style-name="Table1.B1" office:value-type="string">
            <text:p text:style-name="P49"><text:span text:style-name="T27">Calle Virrey Loreto 1703 – 4o. Piso – Depto 15</text:span></text:p>
            <text:p text:style-name="P50">Ciudad Autónoma de Buenos Aires</text:p>
            <text:p text:style-name="P49"><text:span text:style-name="T27">ARGENTINA</text:span></text:p>
          </table:table-cell>
        </table:table-row>
        <table:table-row table:style-name="Table1.1">
          <table:table-cell table:style-name="Table1.A1" office:value-type="string">
            <text:p text:style-name="P38">Mobile Phone</text:p>
          </table:table-cell>
          <table:table-cell table:style-name="Table1.B1" office:value-type="string">
            <text:p text:style-name="P33">+5<text:span text:style-name="T27">4 911 6182 4084</text:span></text:p>
          </table:table-cell>
        </table:table-row>
        <table:table-row table:style-name="Table1.1">
          <table:table-cell table:style-name="Table1.A1" office:value-type="string">
            <text:p text:style-name="P38">E-mail/MSN/GTalk</text:p>
          </table:table-cell>
          <table:table-cell table:style-name="Table1.B1" office:value-type="string">
            <text:p text:style-name="P30"><text:a xlink:type="simple" xlink:href="mailto:russoz@gmail.com"><text:span text:style-name="T6">russoz@gmail.com</text:span></text:a></text:p>
          </table:table-cell>
        </table:table-row>
        <table:table-row table:style-name="Table1.5">
          <table:table-cell table:style-name="Table1.A5" office:value-type="string">
            <text:p text:style-name="P44">LinkedIn</text:p>
          </table:table-cell>
          <table:table-cell table:style-name="Table1.B5" office:value-type="string">
            <text:p text:style-name="P42"><text:a xlink:type="simple" xlink:href="http://goo.gl/PKELl"><text:span text:style-name="T1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8">Management</text:p>
          </table:table-cell>
          <table:table-cell table:style-name="Table1.B1" office:value-type="string">
            <text:p text:style-name="P32">Proven capacity for leadership and team working</text:p>
            <text:p text:style-name="P33"><text:span text:style-name="T4">8</text:span>+ years of experience <text:span text:style-name="T3">in leadership positions</text:span></text:p>
            <text:p text:style-name="P33">Conflict Management</text:p>
            <text:p text:style-name="P33">Inspiring motivation</text:p>
          </table:table-cell>
        </table:table-row>
        <table:table-row table:style-name="Table1.1">
          <table:table-cell table:style-name="Table1.A1" office:value-type="string">
            <text:p text:style-name="P38">Process Management</text:p>
          </table:table-cell>
          <table:table-cell table:style-name="Table1.B1" office:value-type="string">
            <text:p text:style-name="P32">Discovery of Business Processes for documentation and automation</text:p>
            <text:p text:style-name="P32">Development of BPM based solutions</text:p>
            <text:p text:style-name="P32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38">System Administration</text:p>
          </table:table-cell>
          <table:table-cell table:style-name="Table1.B1" office:value-type="string">
            <text:p text:style-name="P32">Experience installing, configuring and managing <text:span text:style-name="T5">IBM software, such as: </text:span>Business Process Manager 7.5.x, WebSphere Application Server v5, v6.x and v7, WebSphere Portal Server v6.0 e v6.1, DB2 Enterprise Server v8 e v9 on Unix/Linux</text:p>
            <text:p text:style-name="P32">Experience assessing and tuning performance</text:p>
            <text:p text:style-name="P33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39">Development</text:p>
          </table:table-cell>
          <table:table-cell table:style-name="Table1.B1" office:value-type="string">
            <text:p text:style-name="P4">Solid background in Object Oriented Programming</text:p>
            <text:p text:style-name="P3"><text:span text:style-name="T13">E</text:span>xperience with Java platform <text:span text:style-name="T13">since 1999</text:span></text:p>
            <text:p text:style-name="P3"><text:span text:style-name="T14">E</text:span>xperience with Java Enterprise platform <text:span text:style-name="T14">since 2000</text:span></text:p>
            <text:p text:style-name="P3">Good understanding of the best-practices in development, including Design-Patterns, Component programming</text:p>
            <text:p text:style-name="P3">Fair experience with SCM tooling: git, <text:span text:style-name="T7">cvs</text:span>, Rational ClearCase &amp; Rational ClearQuest</text:p>
            <text:p text:style-name="P3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38">Training</text:p>
          </table:table-cell>
          <table:table-cell table:style-name="Table1.B1" office:value-type="string">
            <text:p text:style-name="P34"><text:span text:style-name="T15">E</text:span>xperience in <text:span text:style-name="T16">teaching</text:span> <text:span text:style-name="T15">technical courses since 1998</text:span></text:p>
            <text:p text:style-name="P34">Main courses taught: <text:span text:style-name="T5">IBM WAS </text:span>v4/v5/v6, Java, Linux, <text:span text:style-name="T17">Unix</text:span></text:p>
            <text:p text:style-name="P32">Development of <text:span text:style-name="T5">training</text:span> material<text:span text:style-name="T5">s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8">Languages</text:p>
          </table:table-cell>
          <table:table-cell table:style-name="Table1.B1" office:value-type="string">
            <text:p text:style-name="P4">Portuguese: Fluent (native)</text:p>
            <text:p text:style-name="P3">English: Fluent (reading, writing, speaking)</text:p>
            <text:p text:style-name="P32">Spanish: Intermediate (reading, <text:span text:style-name="T2">writing, </text:span>speaking)</text:p>
            <text:p text:style-name="P32">German: Beginner (reading, speaking)</text:p>
            <text:p text:style-name="P32">French: Beginner (reading)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9">Experience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6">Movile</text:p>
            <text:p text:style-name="P52">Reliability Manager</text:p>
            <text:p text:style-name="P52">Buenos Aires, Argentina (Jun/2014 – to date)</text:p>
            <text:p text:style-name="P45"/>
            <text:p text:style-name="P45">Production Support Manager</text:p>
            <text:p text:style-name="P27">Campinas, SP (Oct/2012 – <text:span text:style-name="T27">Jun/2014</text:span>)</text:p>
          </table:table-cell>
          <table:table-cell table:style-name="Table1.B1" office:value-type="string">
            <text:p text:style-name="P12">Responsible <text:span text:style-name="T18">the</text:span> <text:span text:style-name="T18">Production Support </text:span>team <text:span text:style-name="T18">with 10 people and an external 24x7 call center. The team's scope includes (but it is not limited to) supporting and monitoring the company's platforms, applications and databases.</text:span></text:p>
            <text:p text:style-name="P19">Responsible for supporting an environment that sends 50 million SMS messages/day, and performs around 20-30 million billing transactions/day.</text:p>
            <text:p text:style-name="P20">Re-structured the area, bringing more visibility and efficiency, and reaching a higher level of quality in services and processes.</text:p>
            <text:p text:style-name="P15"><text:span text:style-name="T18">Creation of an internal Automation group, to evolve and optimize the support processes.</text:span></text:p>
            <text:p text:style-name="P20">Interaction with other areas, including Business, Development &amp; <text:span text:style-name="T26">S</text:span>upport teams in other countries, as well as clients and service providers.</text:p>
          </table:table-cell>
        </table:table-row>
        <table:table-row table:style-name="Table1.1">
          <table:table-cell table:style-name="Table1.A1" office:value-type="string">
            <text:p text:style-name="P26">IBM Brazil</text:p>
            <text:p text:style-name="P45">Senior IT Specialist</text:p>
            <text:p text:style-name="P28">São Paulo, SP (Mar/2011 – Sep/2012)</text:p>
          </table:table-cell>
          <table:table-cell table:style-name="Table1.B1" office:value-type="string">
            <text:p text:style-name="P12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2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26">Cognizant Tech Solutions</text:p>
            <text:p text:style-name="P29">Senior Support Analyst</text:p>
            <text:p text:style-name="P27">São Paulo, SP (Nov/2009 – Mar/2011)</text:p>
          </table:table-cell>
          <table:table-cell table:style-name="Table1.B1" office:value-type="string">
            <text:p text:style-name="P16"><text:span text:style-name="T24">A</text:span>llocated full-time at Avon Cosmetics Brazil.</text:p>
            <text:p text:style-name="P16"><text:span text:style-name="T24">IBM WAS A</text:span>dministrator in platforms: Solaris, AIX, Linux and Windows.</text:p>
            <text:p text:style-name="P21">Support for development teams onshore, near-shore &amp; off-shore.</text:p>
            <text:p text:style-name="P21">Linux and AIX administration.</text:p>
            <text:p text:style-name="P21">Server configuration automation.</text:p>
          </table:table-cell>
        </table:table-row>
        <table:table-row table:style-name="Table1.1">
          <table:table-cell table:style-name="Table1.A1" office:value-type="string">
            <text:p text:style-name="P26">IBM Brazil</text:p>
            <text:p text:style-name="P45">Senior IT Specialist</text:p>
            <text:p text:style-name="P28">Hortolândia, SP (Apr/2005 – Nov/2009)</text:p>
          </table:table-cell>
          <table:table-cell table:style-name="Table1.B1" office:value-type="string">
            <text:p text:style-name="P12"><text:span text:style-name="T19">H</text:span>ave worked in a handful different projects, always in infrastructure roles, including building and deploying J2EE applications, level 3 &amp; 4 support for environments, encompassing <text:span text:style-name="T19">IBM WAS</text:span> v5.x &amp; v6.x, WebSphere Portal Server v6.x. All these projects were off-shore initiatives within IBM, involving international teams in Brazil, USA, India and Europe.</text:p>
            <text:p text:style-name="P22">WAS guru for the department (circa 300+ people)</text:p>
            <text:p text:style-name="P23">Leader of Administration team in 2 different projects</text:p>
          </table:table-cell>
        </table:table-row>
        <text:soft-page-break/>
        <table:table-row table:style-name="Table1.1">
          <table:table-cell table:style-name="Table1.A1" office:value-type="string">
            <text:p text:style-name="P26">Elosoft Informática LTDA</text:p>
            <text:p text:style-name="P45">J2EE Consultant</text:p>
            <text:p text:style-name="P28">Blumenau, SC (May/2004 – Apr/2005)</text:p>
          </table:table-cell>
          <table:table-cell table:style-name="Table1.B1" office:value-type="string">
            <text:p text:style-name="P12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26">Instituto Brasileiro de</text:p>
            <text:p text:style-name="P25">Tecnologia Avançada (IBTA)</text:p>
            <text:p text:style-name="P45">Training Program Manager</text:p>
            <text:p text:style-name="P28">São Paulo, SP (Dec/2001 – May/2004)</text:p>
          </table:table-cell>
          <table:table-cell table:style-name="Table1.B1" office:value-type="string">
            <text:p text:style-name="P17"><text:span text:style-name="T25">R</text:span>esponsible for Linux, Java and e-business training areas, taking care of technical, logistics and financial aspects. Assisted achieving partnerships with big players of the market, including Sun and IBM.</text:p>
            <text:p text:style-name="P11">Leaded a team with 10 people, and also taught many different courses, including: SUN - SL110 Java Programming for Beginners; SUN - SL275 Java Programming Language; IBM - WF311 Servlet &amp; JSP Development with WSAD v5.x; IBM - WF351 EJB Development with WSAD v5; IBM - WF381 WebSphere App Server Administration v5</text:p>
            <text:p text:style-name="P24"><text:span text:style-name="T21">Training Manager </text:span>(Jun/2002 – <text:span text:style-name="T20">Apr</text:span>/200<text:span text:style-name="T20">4</text:span>)</text:p>
            <text:p text:style-name="P18"><text:span text:style-name="T21">Teacher and Technical Writer, </text:span>Java <text:span text:style-name="T21">&amp;</text:span> Linux (De<text:span text:style-name="T21">c</text:span>/2001 – Jun/2002)</text:p>
          </table:table-cell>
        </table:table-row>
        <table:table-row table:style-name="Table1.1">
          <table:table-cell table:style-name="Table1.A1" office:value-type="string">
            <text:p text:style-name="P26">Spectrum Engenharia LTDA</text:p>
            <text:p text:style-name="P28">System Analyst</text:p>
            <text:p text:style-name="P28">São Paulo, SP (Abr/2001 - Nov/2001)</text:p>
          </table:table-cell>
          <table:table-cell table:style-name="Table1.B1" office:value-type="string">
            <text:p text:style-name="P12">Open-Source systems integration</text:p>
            <text:p text:style-name="P11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26">SQA</text:p>
            <text:p text:style-name="P28">J2EE Programmer</text:p>
            <text:p text:style-name="P28">São Paulo, SP (Abr/2000 – Mar/2001)</text:p>
          </table:table-cell>
          <table:table-cell table:style-name="Table1.B1" office:value-type="string">
            <text:p text:style-name="P12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26">Luz Engenharia Financeira</text:p>
            <text:p text:style-name="P45">Programmer</text:p>
            <text:p text:style-name="P28">São Paulo, SP (Out/1999 – Mar/2000)</text:p>
          </table:table-cell>
          <table:table-cell table:style-name="Table1.B1" office:value-type="string">
            <text:p text:style-name="P12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26">Laboratório de Sistemas</text:p>
            <text:p text:style-name="P25">Integráveis (LSI-EPUSP)</text:p>
            <text:p text:style-name="P45">System Administrator</text:p>
            <text:p text:style-name="P28">São Paulo, SP (Fev/1994 – Out/1999)</text:p>
          </table:table-cell>
          <table:table-cell table:style-name="Table1.B1" office:value-type="string">
            <text:p text:style-name="P12"><text:span text:style-name="T22">Systems, Networking &amp; Security Administrator, working with </text:span>Solaris, IRIX, Linux and AIX (Jun/1996 – Oct/1999)</text:p>
            <text:p text:style-name="P11">Unix Teacher – LSI courses (1997 – 1999)</text:p>
            <text:p text:style-name="P11">IRIX Teacher – partnership with Silicon Graphics Brazil (1997 – 1998)</text:p>
            <text:p text:style-name="P11">Intern – Parallel Computing <text:span text:style-name="T23">D</text:span>evelopment (Feb 1994 – Jun 1996)</text:p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29" office:value-type="string">
            <text:p text:style-name="P9">Communities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29" office:value-type="string">
            <text:p text:style-name="P26">Sociedade de Usuários Java (SouJava)</text:p>
            <text:p text:style-name="P31"><text:a xlink:type="simple" xlink:href="http://www.soujava.org.br/"><text:span text:style-name="Internet_20_link"><text:span text:style-name="T8">http://www.soujava.org.br/</text:span></text:span></text:a></text:p>
            <text:p text:style-name="P28">São Paulo, SP (<text:span text:style-name="T12">since </text:span>Out/1998)</text:p>
          </table:table-cell>
          <table:table-cell table:style-name="Table1.A1" office:value-type="string">
            <text:p text:style-name="P13">Organization <text:span text:style-name="T10">(Oct/1998 – Jul/2002)</text:span></text:p>
            <text:p text:style-name="P12">Administration and support on events.</text:p>
            <text:p text:style-name="P11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46">São Paulo Perl Mongers</text:p>
            <text:p text:style-name="P10"><text:a xlink:type="simple" xlink:href="http://sao-paulo.pm.org/"><text:span text:style-name="T9">http://sao-paulo.pm.org/</text:span></text:a></text:p>
            <text:p text:style-name="P28">São Paulo, SP (<text:span text:style-name="T12">since </text:span>May/2008)</text:p>
          </table:table-cell>
          <table:table-cell table:style-name="Table1.A1" office:value-type="string">
            <text:p text:style-name="P14"><text:span text:style-name="T11">Group l</text:span>eader <text:span text:style-name="T11">(</text:span>May/2011 –<text:span text:style-name="T11"> </text:span>Feb/2013<text:span text:style-name="T11">)</text:span></text:p>
            <text:p text:style-name="P14">Active member of the mailing list</text:p>
            <text:p text:style-name="P12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3"/>
          </table:table-cell>
        </table:table-row>
        <text:soft-page-break/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3">IBM Certified System Administrator – WAS ND 6.0</text:p>
            <text:p text:style-name="P47"><text:s text:c="2"/>on November, 29th 2005</text:p>
            <text:p text:style-name="P32">Application Dev. with IBM WebSphere Studio, V5.0</text:p>
            <text:p text:style-name="P37"><text:s text:c="2"/>on March, 18th 2004</text:p>
            <text:p text:style-name="P32">Sun Certified Web Component Dev. for J2EE 1.3</text:p>
            <text:p text:style-name="P43"><text:s text:c="2"/>on March, 19th 2004</text:p>
            <text:p text:style-name="P32">Sun Certified Java Programmer for Java 1.4</text:p>
            <text:p text:style-name="P43"><text:s text:c="2"/>on July, 31st 2003</text:p>
            <text:p text:style-name="P32">Linux Professional Institute Certification Level 2</text:p>
            <text:p text:style-name="P43"><text:s text:c="2"/>on June 30th 2003 (LPI000022682, 97fgfk3m5a)</text:p>
            <text:p text:style-name="P32">Linux Professional Institute Certification Level 1</text:p>
            <text:p text:style-name="P43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8">Graduated</text:p>
            <text:p text:style-name="P38">Dec 2009</text:p>
          </table:table-cell>
          <table:table-cell table:style-name="Table1.B1" office:value-type="string">
            <text:p text:style-name="P33">Gestão de Negócios na Pequena e Média Empresa</text:p>
            <text:p text:style-name="P32">(Business Management in Small and Medium Enterprises)</text:p>
            <text:p text:style-name="P32">Universidade Anhembi-Morumbi</text:p>
            <text:p text:style-name="P32">São Paulo, SP</text:p>
          </table:table-cell>
        </table:table-row>
        <table:table-row table:style-name="Table1.1">
          <table:table-cell table:style-name="Table1.A1" office:value-type="string">
            <text:p text:style-name="P38">Not completed</text:p>
          </table:table-cell>
          <table:table-cell table:style-name="Table1.B1" office:value-type="string">
            <text:p text:style-name="P4">Ciência da Computação (BsC Computer Sciences)</text:p>
            <text:p text:style-name="P32">Instituto de Matemática e Estatística da USP</text:p>
            <text:p text:style-name="P32">São Paulo, SP</text:p>
          </table:table-cell>
        </table:table-row>
        <table:table-row table:style-name="Table1.1">
          <table:table-cell table:style-name="Table1.A1" office:value-type="string">
            <text:p text:style-name="P38">High School</text:p>
            <text:p text:style-name="P38">Dec 1992</text:p>
          </table:table-cell>
          <table:table-cell table:style-name="Table1.B1" office:value-type="string">
            <text:p text:style-name="P5">Colégio Marista de Brasília, </text:p>
            <text:p text:style-name="P35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4-11-10T09:31:59.004719986</dc:date>
    <meta:editing-cycles>72</meta:editing-cycles>
    <meta:editing-duration>PT22H50M49S</meta:editing-duration>
    <meta:generator>LibreOffice/4.2.7.2$Linux_X86_64 LibreOffice_project/420m0$Build-2</meta:generator>
    <meta:document-statistic meta:table-count="1" meta:image-count="0" meta:object-count="0" meta:page-count="4" meta:paragraph-count="149" meta:word-count="930" meta:character-count="6730" meta:non-whitespace-character-count="5911"/>
    <meta:user-defined meta:name="Info 1"/>
    <meta:user-defined meta:name="Info 2"/>
    <meta:user-defined meta:name="Info 3"/>
    <meta:user-defined meta:name="Info 4"/>
  </office:meta>
</office:document-meta>
</file>